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style>
    <style:style style:name="P2"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3" style:family="paragraph" style:parent-style-name="Text_20_body">
      <style:paragraph-properties fo:margin-left="0in" fo:margin-right="0in" fo:margin-top="0in" fo:margin-bottom="0in" style:line-height-at-least="0.1874in" fo:text-align="center" style:justify-single-word="false" fo:orphans="2" fo:widows="2" fo:text-indent="0in" style:auto-text-indent="false"/>
      <style:text-properties fo:font-variant="normal" fo:text-transform="none" fo:color="#000000" fo:letter-spacing="normal" style:font-name-asian="Verdana" style:font-size-asian="14pt" style:font-style-asian="normal" style:font-weight-asian="bold"/>
    </style:style>
    <style:style style:name="P4"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000000" style:text-line-through-style="none" fo:letter-spacing="normal" style:text-underline-style="solid" style:text-underline-width="auto" style:text-underline-color="font-color" style:text-blinking="false"/>
    </style:style>
    <style:style style:name="P5" style:family="paragraph" style:parent-style-name="Text_20_body">
      <style:paragraph-properties fo:margin-left="0in" fo:margin-right="0in" fo:margin-top="0in" fo:margin-bottom="0in" style:line-height-at-least="0.1874in" fo:orphans="2" fo:widows="2" fo:text-indent="0in" style:auto-text-indent="false"/>
      <style:text-properties fo:font-variant="normal" fo:text-transform="none" fo:color="#333333" fo:letter-spacing="normal" style:font-name-asian="Verdana" style:font-size-asian="10.5pt" style:font-style-asian="normal" style:font-weight-asian="normal"/>
    </style:style>
    <style:style style:name="P6"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333333" fo:letter-spacing="normal" style:font-name-asian="Verdana" style:font-size-asian="12pt" style:font-style-asian="normal" style:font-weight-asian="normal"/>
    </style:style>
    <style:style style:name="P7"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333333" fo:letter-spacing="normal"/>
    </style:style>
    <style:style style:name="P8"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000000" fo:letter-spacing="normal" style:font-name-asian="Verdana" style:font-size-asian="12pt" style:font-style-asian="normal" style:font-weight-asian="normal"/>
    </style:style>
    <style:style style:name="P9"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000000" fo:letter-spacing="normal" style:font-name-asian="Verdana" style:font-size-asian="10.5pt" style:font-style-asian="normal" style:font-weight-asian="normal"/>
    </style:style>
    <style:style style:name="P10" style:family="paragraph" style:parent-style-name="Text_20_body">
      <style:paragraph-properties fo:margin-left="0in" fo:margin-right="0in" fo:margin-top="0in" fo:margin-bottom="0in" style:line-height-at-least="0.1874in" fo:orphans="2" fo:widows="2" fo:text-indent="0.2917in" style:auto-text-indent="false"/>
      <style:text-properties fo:font-variant="normal" fo:text-transform="none" fo:color="#000000" fo:letter-spacing="normal"/>
    </style:style>
    <style:style style:name="P11" style:family="paragraph" style:parent-style-name="Text_20_body">
      <style:paragraph-properties fo:margin-left="0.2917in" fo:margin-right="0in" fo:margin-top="0in" fo:margin-bottom="0in" style:line-height-at-least="0.1874in" fo:orphans="2" fo:widows="2" fo:text-indent="0in" style:auto-text-indent="false"/>
      <style:text-properties fo:font-variant="normal" fo:text-transform="none" fo:color="#333333" fo:letter-spacing="normal" style:font-name-asian="Verdana" style:font-size-asian="12pt" style:font-style-asian="normal" style:font-weight-asian="normal"/>
    </style:style>
    <style:style style:name="P12" style:family="paragraph" style:parent-style-name="Text_20_body">
      <style:paragraph-properties fo:margin-left="0.2917in" fo:margin-right="0in" fo:margin-top="0in" fo:margin-bottom="0in" style:line-height-at-least="0.1874in" fo:orphans="2" fo:widows="2" fo:text-indent="0in" style:auto-text-indent="false"/>
      <style:text-properties fo:font-variant="normal" fo:text-transform="none" fo:color="#333333" fo:letter-spacing="normal"/>
    </style:style>
    <style:style style:name="P13" style:family="paragraph" style:parent-style-name="Text_20_body">
      <style:paragraph-properties fo:margin-left="0.2917in" fo:margin-right="0in" fo:margin-top="0in" fo:margin-bottom="0in" style:line-height-at-least="0.1874in" fo:orphans="2" fo:widows="2" fo:text-indent="0in" style:auto-text-indent="false"/>
      <style:text-properties fo:font-variant="normal" fo:text-transform="none" fo:color="#000000" fo:letter-spacing="normal" style:font-name-asian="Verdana" style:font-size-asian="12pt" style:font-style-asian="normal" style:font-weight-asian="normal"/>
    </style:style>
    <style:style style:name="P14" style:family="paragraph" style:parent-style-name="Text_20_body">
      <style:paragraph-properties fo:margin-left="0.5417in" fo:margin-right="0in" fo:margin-top="0in" fo:margin-bottom="0in" style:line-height-at-least="0.1874in" fo:orphans="2" fo:widows="2" fo:text-indent="-0.25in" style:auto-text-indent="false"/>
      <style:text-properties fo:font-variant="normal" fo:text-transform="none" fo:color="#333333" fo:letter-spacing="normal"/>
    </style:style>
    <style:style style:name="P15" style:family="paragraph" style:parent-style-name="Text_20_body">
      <style:paragraph-properties fo:margin-left="0in" fo:margin-right="0in" fo:margin-top="0in" fo:margin-bottom="0in" style:line-height-at-least="0.1874in" fo:orphans="2" fo:widows="2" fo:text-indent="0.2957in" style:auto-text-indent="false"/>
      <style:text-properties fo:font-variant="normal" fo:text-transform="none" fo:color="#333333" fo:letter-spacing="normal"/>
    </style:style>
    <style:style style:name="P16" style:family="paragraph" style:parent-style-name="Text_20_body">
      <style:paragraph-properties fo:margin-left="0in" fo:margin-right="0in" fo:margin-top="0in" fo:margin-bottom="0in" style:line-height-at-least="0.1874in" fo:orphans="2" fo:widows="2" fo:text-indent="0.2957in" style:auto-text-indent="false"/>
      <style:text-properties fo:font-variant="normal" fo:text-transform="none" fo:color="#000000" fo:letter-spacing="normal" style:font-name-asian="Verdana" style:font-size-asian="10.5pt" style:font-style-asian="normal" style:font-weight-asian="normal"/>
    </style:style>
    <style:style style:name="P17" style:family="paragraph" style:parent-style-name="Text_20_body">
      <style:paragraph-properties fo:margin-left="0in" fo:margin-right="0in" fo:margin-top="0in" fo:margin-bottom="0in" style:line-height-at-least="0.1874in" fo:orphans="2" fo:widows="2" fo:text-indent="0.2957in" style:auto-text-indent="false"/>
      <style:text-properties fo:font-variant="normal" fo:text-transform="none" fo:color="#000000" fo:letter-spacing="normal"/>
    </style:style>
    <style:style style:name="P18" style:family="paragraph" style:parent-style-name="Text_20_body">
      <style:paragraph-properties fo:margin-left="0.2917in" fo:margin-right="0in" fo:margin-top="0in" fo:margin-bottom="0in" style:line-height-at-least="0.1874in" fo:orphans="2" fo:widows="2" fo:text-indent="1.4583in" style:auto-text-indent="false"/>
      <style:text-properties fo:font-variant="normal" fo:text-transform="none" fo:color="#333333" fo:letter-spacing="normal"/>
    </style:style>
    <style:style style:name="P19" style:family="paragraph" style:parent-style-name="Text_20_body">
      <style:paragraph-properties fo:margin-left="0.2917in" fo:margin-right="0in" fo:margin-top="0in" fo:margin-bottom="0in" style:line-height-at-least="0.1874in" fo:orphans="2" fo:widows="2" fo:text-indent="1.4583in" style:auto-text-indent="false"/>
      <style:text-properties fo:font-variant="normal" fo:text-transform="none" fo:color="#000000" fo:letter-spacing="normal" style:font-name-asian="Verdana" style:font-size-asian="12pt" style:font-style-asian="normal" style:font-weight-asian="normal"/>
    </style:style>
    <style:style style:name="P20" style:family="paragraph" style:parent-style-name="Text_20_body">
      <style:paragraph-properties fo:margin-left="0.5417in" fo:margin-right="0in" fo:margin-top="0in" fo:margin-bottom="0in" style:line-height-at-least="0.1874in" fo:orphans="2" fo:widows="2" fo:text-indent="-0.25in" style:auto-text-indent="false"/>
      <style:text-properties fo:font-variant="normal" fo:text-transform="none" fo:color="#333333" fo:letter-spacing="normal" fo:font-weight="bold" fo:background-color="#ffff00" style:font-weight-asian="bold" style:font-weight-complex="bold"/>
    </style:style>
    <style:style style:name="T1" style:family="text">
      <style:text-properties fo:color="#000000"/>
    </style:style>
    <style:style style:name="T2" style:family="text">
      <style:text-properties fo:color="#000000" style:font-name-asian="Verdana" style:font-size-asian="12pt" style:language-asian="en" style:country-asian="US" style:font-style-asian="normal"/>
    </style:style>
    <style:style style:name="T3" style:family="text">
      <style:text-properties fo:color="#000000" style:font-name-asian="Verdana" style:font-size-asian="12pt" style:language-asian="en" style:country-asian="US" style:font-style-asian="normal" style:font-weight-asian="normal"/>
    </style:style>
    <style:style style:name="T4" style:family="text">
      <style:text-properties fo:color="#000000" style:font-name-asian="Verdana" style:font-size-asian="12pt" style:font-style-asian="normal"/>
    </style:style>
    <style:style style:name="T5" style:family="text">
      <style:text-properties fo:color="#000000" style:font-name-asian="Verdana" style:font-size-asian="12pt" style:font-style-asian="normal" style:font-weight-asian="normal"/>
    </style:style>
    <style:style style:name="T6" style:family="text">
      <style:text-properties fo:color="#000000" style:font-name-asian="Verdana" style:font-size-asian="9pt" style:language-asian="en" style:country-asian="US" style:font-style-asian="normal"/>
    </style:style>
    <style:style style:name="T7" style:family="text">
      <style:text-properties fo:color="#000000" style:font-name-asian="Verdana" style:font-size-asian="9pt" style:language-asian="en" style:country-asian="US" style:font-style-asian="normal" style:font-weight-asian="normal"/>
    </style:style>
    <style:style style:name="T8" style:family="text">
      <style:text-properties fo:color="#000000" style:font-name-asian="Verdana" style:font-size-asian="10.5pt" style:font-style-asian="normal" style:font-weight-asian="normal"/>
    </style:style>
    <style:style style:name="T9" style:family="text">
      <style:text-properties fo:color="#000000" style:font-name="Verdana" fo:font-size="12pt" fo:language="en" fo:country="US" fo:font-style="normal"/>
    </style:style>
    <style:style style:name="T10" style:family="text">
      <style:text-properties fo:color="#000000" style:font-name="Verdana" fo:font-size="12pt" fo:language="en" fo:country="US" fo:font-style="normal" fo:font-weight="normal"/>
    </style:style>
    <style:style style:name="T11" style:family="text">
      <style:text-properties fo:color="#000000" style:font-name="Verdana" fo:font-size="10.5pt" fo:language="en" fo:country="US" fo:font-style="normal" fo:font-weight="normal"/>
    </style:style>
    <style:style style:name="T12" style:family="text">
      <style:text-properties fo:color="#000000" style:font-weight-asian="bold"/>
    </style:style>
    <style:style style:name="T13" style:family="text">
      <style:text-properties style:font-name="Verdana" fo:font-size="10.5pt" fo:language="en" fo:country="US" fo:font-style="normal" fo:font-weight="normal"/>
    </style:style>
    <style:style style:name="T14" style:family="text">
      <style:text-properties style:font-name="Verdana" fo:font-size="9pt" fo:language="en" fo:country="US" fo:font-style="normal" fo:font-weight="normal"/>
    </style:style>
    <style:style style:name="T15" style:family="text">
      <style:text-properties style:font-name="Verdana" fo:font-size="12pt" fo:language="en" fo:country="US" fo:font-style="normal" fo:font-weight="normal"/>
    </style:style>
    <style:style style:name="T16" style:family="text">
      <style:text-properties style:font-name-asian="Verdana" style:font-size-asian="10.5pt" style:font-style-asian="normal" style:font-weight-asian="normal"/>
    </style:style>
    <style:style style:name="T17" style:family="text">
      <style:text-properties style:font-name-asian="Verdana" style:font-size-asian="10.5pt" style:font-style-asian="normal" style:font-weight-asian="bold"/>
    </style:style>
    <style:style style:name="T18" style:family="text">
      <style:text-properties style:font-name-asian="Verdana" style:font-size-asian="12pt" style:font-style-asian="normal" style:font-weight-asian="normal"/>
    </style:style>
    <style:style style:name="T19" style:family="text">
      <style:text-properties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中国科学院计算技术研究所学位论文答辩资格规定</text:p>
      <text:p text:style-name="P7"> </text:p>
      <text:p text:style-name="P6"><text:span text:style-name="T12">第一条</text:span><text:span text:style-name="T1">  为保证我所研究生培养质量和学位授予质量，特制定本规定。</text:span></text:p>
      <text:p text:style-name="P7"> </text:p>
      <text:p text:style-name="P6"><text:span text:style-name="T12">第二条</text:span><text:span text:style-name="T1">  学位论文答辩资格主要包括思想政治表现、课程学习、科学研究和论文质量等几个方面。</text:span></text:p>
      <text:p text:style-name="P7"> </text:p>
      <text:p text:style-name="P6"><text:span text:style-name="T12">第三条</text:span><text:span text:style-name="T1">  思想政治表现</text:span></text:p>
      <text:p text:style-name="P8">学位论文答辩者应努力做到具有坚定的社会主义信念、爱国主义精神和社会责任感；具有良好的科研道德和为科学献身的精神；树立辩证唯物主义的世界观；具有唯实、求真、协力、创新的品德。各研究室需对申请学位论文答辩者的思想政治表现进行审核，并提出具体审核意见。</text:p>
      <text:p text:style-name="P12"> </text:p>
      <text:p text:style-name="P11"><text:span text:style-name="T12">第四条　</text:span><text:span text:style-name="T1">课程学习及必修环节</text:span></text:p>
      <text:p text:style-name="P2">一、课程学习</text:p>
      <text:p text:style-name="P7"><text:span text:style-name="T10">1.</text:span><text:span text:style-name="T5">硕士生课程学习</text:span></text:p>
      <text:p text:style-name="P8">申请学位论文答辩者必须完成本学科、专业研究生培养方案所规定的课程学习。并参加相应的课程考试，考试成绩合格。</text:p>
      <text:p text:style-name="P10"><text:span text:style-name="T18">课程学习必须修满</text:span><text:span text:style-name="T15">30</text:span><text:span text:style-name="T18">学分。</text:span></text:p>
      <text:p text:style-name="P7"><text:span text:style-name="T10">2.</text:span><text:span text:style-name="T5">博士生课程学习</text:span></text:p>
      <text:p text:style-name="P8">博士研究生的学位课程，由公共必修课、基础理论课和专业课三部分组成。博士学位的具体课程及要求由我所学位评定委员会确定。目前博士生的基础理论课和专业课各定为一门。</text:p>
      <text:p text:style-name="P8">博士研究生在规定的期限内，必须完成二门公共必修课（第一外国语、马克思主义理论课）、基础理论课和专业课的学习，考试成绩合格。博士研究生的第二外国语目前全所不做统一要求，各导师可以根据博士生从事的研究方向做具体要求。</text:p>
      <text:p text:style-name="P8">基础理论课和专业课。要求掌握本学科坚实宽广的基础理论和系统深入的专门知识。博士生在确定课程名称时须填写选课单，并报所研究生部审定。所里或院里正式开设的博士生课程，考试成绩需经任课教师签名认可。以课程报告的形式完成的课程，其撰写的报告必须由三位研究员（或相当的专业技术职务）审阅并打分（百分制），该门课的成绩以三位老师所给成绩的平均分计。</text:p>
      <text:p text:style-name="P7"><text:span text:style-name="T10">3.</text:span><text:span text:style-name="T5">硕博连读生的课程学习</text:span></text:p>
      <text:p text:style-name="P9">硕博连读生在学期间需修完硕士阶段的学分博士阶段的所有课程。具体可以根据导师的安排在研究生院修完部分课程，未修完部分回所后再修。</text:p>
      <text:p text:style-name="P8">二、必修环节</text:p>
      <text:p text:style-name="P10"><text:span text:style-name="T18">必修环节包括开题报告、中期考核、学术报告和社会实践。必修环节以考查为主，计入相应学分。具体的学分数为开题报告</text:span><text:span text:style-name="T15">2</text:span><text:span text:style-name="T18">学分，中期考核</text:span><text:span text:style-name="T15">1</text:span><text:span text:style-name="T18">学分，学术报告</text:span><text:span text:style-name="T15">1</text:span><text:span text:style-name="T18">学分（博士生需参加十次所级以上学术报告会，硕士生需参加三次所级以上学术报告会，需填写记录表），社会实践</text:span><text:span text:style-name="T15">1</text:span><text:span text:style-name="T18">学分（较好完成研究助理、教学助理、管理助理的工作或参加了所里组织的社会实践），必修环节的总学分数不少于</text:span><text:span text:style-name="T15">5</text:span><text:span text:style-name="T18">学分。</text:span></text:p>
      <text:p text:style-name="P7"> </text:p>
      <text:p text:style-name="P6"><text:span text:style-name="T12">第五条 </text:span><text:span text:style-name="T1"> 科学研究成果</text:span></text:p>
      <text:p text:style-name="P8">申请硕士学位论文答辩者，在读期间发表文章应至少同时满足以下条件：</text:p>
      <text:p text:style-name="P20"><text:span text:style-name="T9">1</text:span><text:span text:style-name="T2">．</text:span><text:span text:style-name="T6">  </text:span><text:span text:style-name="T4">公开发表一篇与本学科有关的学术论文；</text:span></text:p>
      <text:p text:style-name="P20"><text:span text:style-name="T9">2</text:span><text:span text:style-name="T2">．</text:span><text:span text:style-name="T6">  </text:span><text:span text:style-name="T4">该学术论文须发表在计算所限定供硕士生选择的</text:span><text:span text:style-name="T9">EI</text:span><text:span text:style-name="T4">收录的国内与本领域相关刊物上或发表在计算所限定的国内本领域核心刊物上；（见附</text:span><text:span text:style-name="T9">1</text:span><text:span text:style-name="T4">、附</text:span><text:span text:style-name="T9">2</text:span><text:span text:style-name="T4">）</text:span></text:p>
      <text:p text:style-name="P8">博士学位论文答辩者，在读期间发表文章应至少同时满足以下三个条件：</text:p>
      <text:p text:style-name="P14"><text:soft-page-break/><text:span text:style-name="T10">1</text:span><text:span text:style-name="T3">．</text:span><text:span text:style-name="T7">  </text:span><text:span text:style-name="T5">公开发表三篇与本学科有关的学术论文；</text:span></text:p>
      <text:p text:style-name="P14"><text:span text:style-name="T10">2</text:span><text:span text:style-name="T3">．</text:span><text:span text:style-name="T7">  </text:span><text:span text:style-name="T5">其中两篇发表在国内外本领域核心刊物上（包括被</text:span><text:span text:style-name="T10">SCI</text:span><text:span text:style-name="T5">、</text:span><text:span text:style-name="T10">EI</text:span><text:span text:style-name="T5">、</text:span><text:span text:style-name="T10">ISTP</text:span><text:span text:style-name="T5">收录的国内外学术会议论文集）；</text:span></text:p>
      <text:p text:style-name="P14"><text:span text:style-name="T10">3</text:span><text:span text:style-name="T3">．</text:span><text:span text:style-name="T7">  </text:span><text:span text:style-name="T5">其中至少有一篇发表在以下刊物或论文集上：①</text:span><text:span text:style-name="T10">SCI</text:span><text:span text:style-name="T5">或</text:span><text:span text:style-name="T10">SCIE</text:span><text:span text:style-name="T5">收录的本领域国外刊物（见附</text:span><text:span text:style-name="T10">3</text:span><text:span text:style-name="T5">）；②计算所限定供博士生选择的</text:span><text:span text:style-name="T10">SCI</text:span><text:span text:style-name="T5">、</text:span><text:span text:style-name="T10">SCIE</text:span><text:span text:style-name="T5">、</text:span><text:span text:style-name="T10">EI</text:span><text:span text:style-name="T5">收录的国内与本领域相关刊物（见附</text:span><text:span text:style-name="T10">4</text:span><text:span text:style-name="T5">）</text:span></text:p>
      <text:p text:style-name="P13">以上发表均含已接受。</text:p>
      <text:p text:style-name="P10"><text:span text:style-name="T18">研究生管理部门每年</text:span><text:span text:style-name="T15">1</text:span><text:span text:style-name="T18">月公布当年①计算所限定的</text:span><text:span text:style-name="T15">SCI</text:span><text:span text:style-name="T18">或</text:span><text:span text:style-name="T15">SCIE</text:span><text:span text:style-name="T18">收录的本领域国内外刊物清单；②计算所限定的</text:span><text:span text:style-name="T15">EI</text:span><text:span text:style-name="T18">收录的国内本领域刊物清单，在进行答辩资格认定时，以文章投稿时该刊被收录的情况为准。</text:span></text:p>
      <text:p text:style-name="P8">若作为答辩资格的论文所登载的刊物超出了以上范围，作者须在投稿前填写投稿情况说明，经导师签字同意，由所学位评定委员会主席或副主席审定后送研究生部备案。</text:p>
      <text:p text:style-name="P5">申请一项发明专利并获得受权号，可以等同于在国内外本专业核心刊物公开发表一篇学术论文。但不等同于在国际检索刊物收录的刊物上发表一篇文章。</text:p>
      <text:p text:style-name="P4"><text:span text:style-name="T16">申请学位论文答辩者必须是所发表论文、或取得的学术成果的第一作者或第一责任人</text:span><text:span text:style-name="T13">(</text:span><text:span text:style-name="T16">导师署名不计在内</text:span><text:span text:style-name="T13">)</text:span><text:span text:style-name="T16">。</text:span></text:p>
      <text:p text:style-name="P15"><text:span text:style-name="T16">发表论文的作者单位，除署我所名称外，还应在第二或第三合作单位名称处署名“中国科学院研究生院”。</text:span><text:span text:style-name="T14"><text:line-break/>   </text:span></text:p>
      <text:p text:style-name="P15"><text:span text:style-name="T17">第六条　</text:span><text:span text:style-name="T16">如果学位论文答辩者申请答辩时未满足第三条至第五条的各项要求，一般不组织答辩。对特殊情况，经本人申请，导师推荐，所学位评定委员会主席批准可作个案处理。</text:span><text:span text:style-name="T13"><text:line-break/>      </text:span></text:p>
      <text:p text:style-name="P15"><text:span text:style-name="T17">第七条　</text:span><text:span text:style-name="T8">学位论文的撰写要求见《中国科学院计算技术研究所学位论文撰写要求》。</text:span><text:span text:style-name="T11"><text:line-break/></text:span><text:span text:style-name="T8">　　</text:span></text:p>
      <text:p text:style-name="P17"><text:span text:style-name="T17">第八条　</text:span><text:span text:style-name="T16">所有学生的答辩，从论文成稿提交到答辩会召开，时间不得少于</text:span><text:span text:style-name="T13">60</text:span><text:span text:style-name="T16">天。</text:span><text:span text:style-name="T13"><text:line-break/></text:span><text:span text:style-name="T16">　　</text:span></text:p>
      <text:p text:style-name="P16"><text:span text:style-name="T19">第九条　</text:span>本规定从发布之日起执行。</text:p>
      <text:p text:style-name="P18"> </text:p>
      <text:p text:style-name="P18"> </text:p>
      <text:p text:style-name="P19">本规定解释权属中国科学院计算技术研究所学位评定委员会。</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ng </meta:initial-creator>
    <meta:creation-date>2010-11-18T15:57:51</meta:creation-date>
    <dc:date>2010-11-18T16:05:36</dc:date>
    <dc:creator>ning </dc:creator>
    <meta:editing-duration>PT00H01M44S</meta:editing-duration>
    <meta:editing-cycles>6</meta:editing-cycles>
    <meta:generator>OpenOffice.org/3.2$Linux OpenOffice.org_project/320m12$Build-9483</meta:generator>
    <meta:document-statistic meta:table-count="0" meta:image-count="0" meta:object-count="0" meta:page-count="2" meta:paragraph-count="44" meta:word-count="821" meta:character-count="1837"/>
  </office:meta>
</office:document-meta>
</file>